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0000000200BC2DD4D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fill-color="#eeeeee" draw:textarea-horizontal-align="justify" draw:textarea-vertical-align="middle" draw:auto-grow-height="false"/>
    </style:style>
    <style:style style:name="gr3" style:family="graphic" style:parent-style-name="objectwithoutfill">
      <style:graphic-properties draw:stroke="dash" draw:stroke-dash="Fine_20_Dashed_20__28_var_29_" draw:fill="none" draw:textarea-vertical-align="middle"/>
    </style:style>
    <style:style style:name="gr4" style:family="graphic" style:parent-style-name="standard">
      <style:graphic-properties svg:stroke-width="0.1cm" draw:marker-start-width="0.35cm" draw:marker-end-width="0.35cm" draw:fill="solid" draw:fill-color="#dddddd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solid" draw:stroke-dash="Fine_20_Dashed" svg:stroke-width="0cm" svg:stroke-color="#999999" draw:marker-start-width="0.199cm" draw:marker-end-width="0.199cm" draw:fill="none" draw:fill-color="#dddddd" draw:textarea-horizontal-align="justify" draw:textarea-vertical-align="middle" draw:auto-grow-height="false" fo:padding-top="0.124cm" fo:padding-bottom="0.124cm" fo:padding-left="0.249cm" fo:padding-right="0.249cm"/>
    </style:style>
    <style:style style:name="gr6" style:family="graphic" style:parent-style-name="standard">
      <style:graphic-properties draw:stroke="solid" draw:stroke-dash="Fine_20_Dashed" svg:stroke-width="0.1cm" svg:stroke-color="#666666" draw:marker-start-width="0.35cm" draw:marker-end-width="0.35cm" draw:fill="solid" draw:fill-color="#cccccc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cm" draw:marker-start-width="0.2cm" draw:marker-end-width="0.2cm" draw:fill="solid" draw:fill-color="#eeeeee" draw:textarea-horizontal-align="justify" draw:textarea-vertical-align="middle" draw:auto-grow-height="false" fo:padding-top="0.125cm" fo:padding-bottom="0.125cm" fo:padding-left="0.25cm" fo:padding-right="0.25cm"/>
    </style:style>
    <style:style style:name="gr8" style:family="graphic" style:parent-style-name="standard">
      <style:graphic-properties draw:stroke="solid" draw:stroke-dash="Fine_20_Dashed" svg:stroke-width="0.102cm" svg:stroke-color="#666666" draw:marker-start-width="0.352cm" draw:marker-end-width="0.352cm" draw:fill="solid" draw:fill-color="#cccccc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solid" draw:stroke-dash="Fine_20_Dashed" svg:stroke-width="0cm" draw:marker-start-width="0.2cm" draw:marker-end-width="0.2cm" draw:fill="none" draw:fill-color="#eeeeee" draw:textarea-horizontal-align="justify" draw:textarea-vertical-align="middle" draw:auto-grow-height="false" fo:padding-top="0.125cm" fo:padding-bottom="0.125cm" fo:padding-left="0.25cm" fo:padding-right="0.25cm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2">
      <style:graphic-properties draw:stroke="solid" svg:stroke-width="0.026cm" svg:stroke-color="#333333" draw:stroke-linejoin="miter" svg:stroke-linecap="squar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2">
      <style:graphic-properties draw:stroke="solid" svg:stroke-width="0.018cm" svg:stroke-color="#333333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2">
      <style:graphic-properties draw:stroke="solid" svg:stroke-width="0.026cm" svg:stroke-color="#333333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7" style:family="graphic" style:parent-style-name="standard" style:list-style-name="L2">
      <style:graphic-properties draw:stroke="solid" svg:stroke-width="0.026cm" svg:stroke-color="#333333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8" style:family="graphic" style:parent-style-name="standard" style:list-style-name="L2">
      <style:graphic-properties draw:stroke="solid" svg:stroke-width="0.026cm" svg:stroke-color="#333333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9" style:family="graphic" style:parent-style-name="standard" style:list-style-name="L2">
      <style:graphic-properties draw:stroke="dash" draw:stroke-dash="Dash_20_2" svg:stroke-width="0.026cm" svg:stroke-color="#333333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20" style:family="graphic" style:parent-style-name="standard">
      <style:graphic-properties draw:stroke="solid" svg:stroke-width="0.071cm" svg:stroke-color="#7f7f7f" draw:marker-start="msArrowOpenEnd_20_5" draw:marker-start-width="0.319cm" draw:marker-start-center="false" draw:marker-end="msArrowOpenEnd_20_5" draw:marker-end-width="0.319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056cm" draw:shadow-color="#808080" draw:shadow-opacity="38%" draw:start-line-spacing-horizontal="0cm" draw:start-line-spacing-vertical="0cm" draw:end-line-spacing-horizontal="0cm" draw:end-line-spacing-vertical="0cm"/>
    </style:style>
    <style:style style:name="gr21" style:family="graphic" style:parent-style-name="standard" style:list-style-name="L2">
      <style:graphic-properties draw:stroke="solid" svg:stroke-width="0.026cm" svg:stroke-color="#333333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size="18pt" fo:font-weight="normal" style:font-weight-asian="normal" style:font-weight-complex="normal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text-align="center" fo:text-indent="0cm"/>
      <style:text-properties fo:color="#333333" fo:text-shadow="none"/>
    </style:style>
    <style:style style:name="P7" style:family="paragraph">
      <style:paragraph-properties fo:margin-left="0cm" fo:margin-right="0cm" fo:text-align="center" fo:text-indent="0cm" style:writing-mode="lr-tb" style:font-independent-line-spacing="true"/>
      <style:text-properties fo:color="#333333" fo:text-shadow="none"/>
    </style:style>
    <style:style style:name="P8" style:family="paragraph">
      <style:paragraph-properties fo:margin-left="0cm" fo:margin-right="0cm" fo:text-align="center" fo:text-indent="0cm"/>
      <style:text-properties fo:color="#333333" fo:font-weight="normal" style:font-weight-asian="normal" style:font-weight-complex="normal"/>
    </style:style>
    <style:style style:name="P9" style:family="paragraph">
      <style:paragraph-properties fo:margin-left="0cm" fo:margin-right="0cm" fo:text-align="center" fo:text-indent="0cm" style:writing-mode="lr-tb" style:font-independent-line-spacing="true"/>
      <style:text-properties fo:color="#333333" fo:font-weight="normal" style:font-weight-asian="normal" style:font-weight-complex="normal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text-indent="0cm" style:writing-mode="lr-tb" style:font-independent-line-spacing="true"/>
    </style:style>
    <style:style style:name="P12" style:family="paragraph">
      <style:paragraph-properties fo:margin-left="0cm" fo:margin-right="0cm" fo:text-align="center" fo:text-indent="0cm"/>
      <style:text-properties fo:color="#333333"/>
    </style:style>
    <style:style style:name="P13" style:family="paragraph">
      <style:paragraph-properties fo:margin-left="0cm" fo:margin-right="0cm" fo:text-align="center" fo:text-indent="0cm" style:writing-mode="lr-tb" style:font-independent-line-spacing="true"/>
      <style:text-properties fo:color="#333333"/>
    </style:style>
    <style:style style:name="P14" style:family="paragraph">
      <style:paragraph-properties fo:margin-left="0cm" fo:margin-right="0cm" fo:text-align="center" fo:text-indent="0cm" style:writing-mode="lr-tb" style:font-independent-line-spacing="true"/>
      <style:text-properties fo:color="#333333" fo:font-size="16pt" style:font-size-asian="16pt" style:font-size-complex="16pt"/>
    </style:style>
    <style:style style:name="P15" style:family="paragraph">
      <style:paragraph-properties fo:margin-left="0cm" fo:margin-right="0cm" fo:text-indent="0cm"/>
      <style:text-properties fo:color="#333333"/>
    </style:style>
    <style:style style:name="P16" style:family="paragraph">
      <style:paragraph-properties fo:margin-left="0cm" fo:margin-right="0cm" fo:text-indent="0cm" style:writing-mode="lr-tb" style:font-independent-line-spacing="true"/>
      <style:text-properties fo:color="#333333" fo:font-size="16pt" style:font-size-asian="16pt" style:font-size-complex="16pt"/>
    </style:style>
    <style:style style:name="T1" style:family="text">
      <style:text-properties fo:font-size="18pt"/>
    </style:style>
    <style:style style:name="T2" style:family="text">
      <style:text-properties fo:font-size="18pt" fo:font-weight="normal" style:font-weight-asian="normal" style:font-weight-complex="normal"/>
    </style:style>
    <style:style style:name="T3" style:family="text">
      <style:text-properties fo:color="#333333"/>
    </style:style>
    <style:style style:name="T4" style:family="text">
      <style:text-properties fo:color="#333333" fo:font-size="18pt" fo:font-weight="normal" style:font-size-asian="18pt" style:font-weight-asian="normal" style:font-size-complex="18pt" style:font-weight-complex="normal"/>
    </style:style>
    <style:style style:name="T5" style:family="text">
      <style:text-properties style:font-family-asian="'Arial Narrow'" style:font-pitch-asian="variable" style:font-family-complex="'Arial Narrow'" style:font-pitch-complex="variable"/>
    </style:style>
    <style:style style:name="T6" style:family="text">
      <style:text-properties fo:color="#333333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185cm" svg:height="3.398cm" svg:x="8.077cm" svg:y="0.818cm">
          <text:p text:style-name="P1"><text:span text:style-name="T1">UAF</text:span></text:p>
          <text:p text:style-name="P1"><text:span text:style-name="T1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28cm" svg:height="3.302cm" svg:x="7.985cm" svg:y="9.671cm">
          <text:p text:style-name="P1"><text:span text:style-name="T1">UAF </text:span></text:p>
          <text:p text:style-name="P1"><text:span text:style-name="T1">Authentic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.762cm" svg:y1="9.228cm" svg:x2="13.351cm" svg:y2="9.228cm">
          <text:p/>
        </draw:line>
        <draw:custom-shape draw:style-name="gr4" draw:text-style-name="P2" draw:layer="layout" svg:width="5.185cm" svg:height="3.398cm" svg:x="8.077cm" svg:y="5.218cm">
          <text:p text:style-name="P1"><text:span text:style-name="T1">AS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.763cm" svg:y1="4.828cm" svg:x2="13.352cm" svg:y2="4.828cm">
          <text:p/>
        </draw:line>
        <draw:custom-shape draw:style-name="gr5" draw:text-style-name="P3" draw:layer="layout" svg:width="3.683cm" svg:height="4.826cm" svg:x="2.778cm" svg:y="7.909cm">
          <text:p text:style-name="P1"><text:span text:style-name="T2">Authnr</text:span></text:p>
          <text:p text:style-name="P1"><text:span text:style-name="T2">Cmds</text:span></text:p>
          <draw:enhanced-geometry svg:viewBox="0 0 21600 21600" draw:mirror-horizontal="false" draw:mirror-vertical="false" draw:text-areas="?f0 ?f8 ?f2 ?f9" draw:type="up-down-arrow" draw:modifiers="3983.95501405811 6846.48850217526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draw:layer="layout" svg:width="3.302cm" svg:height="4.826cm" svg:x="2.96cm" svg:y="2.51cm">
          <text:p text:style-name="P1"><text:span text:style-name="T1">ASM</text:span></text:p>
          <text:p text:style-name="P1"><text:span text:style-name="T1">API</text:span></text:p>
          <draw:enhanced-geometry svg:viewBox="0 0 21600 21600" draw:mirror-horizontal="false" draw:mirror-vertical="false" draw:text-areas="?f0 ?f8 ?f2 ?f9" draw:type="up-down-arrow" draw:modifiers="3983.95501405811 6846.48850217526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3" draw:text-style-name="P1" draw:layer="layout" svg:x1="1.651cm" svg:y1="13.716cm" svg:x2="13.24cm" svg:y2="13.716cm">
          <text:p/>
        </draw:line>
      </draw:page>
      <draw:page draw:name="page2" draw:style-name="dp1" draw:master-page-name="Default">
        <draw:custom-shape draw:style-name="gr1" draw:text-style-name="P2" draw:layer="layout" svg:width="5.185cm" svg:height="3.398cm" svg:x="8.077cm" svg:y="0.818cm">
          <text:p text:style-name="P1"><text:span text:style-name="T1">UAF</text:span></text:p>
          <text:p text:style-name="P1"><text:span text:style-name="T1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5.28cm" svg:height="3.302cm" svg:x="7.985cm" svg:y="9.671cm">
          <text:p text:style-name="P1"><text:span text:style-name="T1">UAF </text:span></text:p>
          <text:p text:style-name="P1"><text:span text:style-name="T1">Authentic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.762cm" svg:y1="9.228cm" svg:x2="13.351cm" svg:y2="9.228cm">
          <text:p/>
        </draw:line>
        <draw:custom-shape draw:style-name="gr1" draw:text-style-name="P2" draw:layer="layout" svg:width="5.185cm" svg:height="3.398cm" svg:x="8.077cm" svg:y="5.218cm">
          <text:p text:style-name="P1"><text:span text:style-name="T1">AS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.763cm" svg:y1="4.828cm" svg:x2="13.352cm" svg:y2="4.828cm">
          <text:p/>
        </draw:line>
        <draw:custom-shape draw:style-name="gr8" draw:text-style-name="P3" draw:layer="layout" svg:width="3.683cm" svg:height="4.826cm" svg:x="2.778cm" svg:y="7.909cm">
          <text:p text:style-name="P1"><text:span text:style-name="T2">Authnr</text:span></text:p>
          <text:p text:style-name="P1"><text:span text:style-name="T2">Cmds</text:span></text:p>
          <draw:enhanced-geometry svg:viewBox="0 0 21600 21600" draw:mirror-horizontal="false" draw:mirror-vertical="false" draw:text-areas="?f0 ?f8 ?f2 ?f9" draw:type="up-down-arrow" draw:modifiers="3983.95501405811 6846.48850217526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2" draw:layer="layout" svg:width="3.302cm" svg:height="4.826cm" svg:x="2.96cm" svg:y="2.51cm">
          <text:p text:style-name="P1"><text:span text:style-name="T1">ASM</text:span></text:p>
          <text:p text:style-name="P1"><text:span text:style-name="T1">API</text:span></text:p>
          <draw:enhanced-geometry svg:viewBox="0 0 21600 21600" draw:mirror-horizontal="false" draw:mirror-vertical="false" draw:text-areas="?f0 ?f8 ?f2 ?f9" draw:type="up-down-arrow" draw:modifiers="3983.95501405811 6846.48850217526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3" draw:style-name="dp1" draw:master-page-name="Default">
        <draw:g draw:name="Group 6">
          <draw:custom-shape draw:name="Rectangle 8" draw:style-name="gr10" draw:text-style-name="P4" draw:layer="layout" svg:width="0.688cm" svg:height="0.468cm" svg:x="2.466cm" svg:y="13.2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name="Picture 9" draw:style-name="gr11" draw:text-style-name="P5" xml:id="id2" draw:id="id2" draw:layer="layout" svg:width="3.047cm" svg:height="3.047cm" svg:x="0.795cm" svg:y="11.037cm">
            <draw:image xlink:href="Pictures/100002010000020000000200BC2DD4DC.png" xlink:type="simple" xlink:show="embed" xlink:actuate="onLoad">
              <text:p/>
            </draw:image>
            <svg:desc>Employee 512x512.png</svg:desc>
          </draw:frame>
        </draw:g>
        <draw:custom-shape draw:name="Rounded Rectangle 10" draw:style-name="gr12" draw:text-style-name="P7" draw:layer="layout" svg:width="14.87cm" svg:height="11.465cm" svg:x="6.686cm" svg:y="3.915cm">
          <text:list text:style-name="L2">
            <text:list-header>
              <text:p text:style-name="P6"><text:span text:style-name="T3">FIDO Authenticator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11" draw:style-name="gr13" draw:text-style-name="P4" draw:layer="layout" svg:width="2.54cm" svg:height="2.54cm" svg:x="10.002cm" svg:y="7.487cm">
          <text:p/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Rounded Rectangle 12" draw:style-name="gr14" draw:text-style-name="P9" xml:id="id3" draw:id="id3" draw:layer="layout" svg:width="5.733cm" svg:height="2.602cm" svg:x="15.823cm" svg:y="0.431cm">
          <text:list text:style-name="L2">
            <text:list-header>
              <text:p text:style-name="P8"><text:span text:style-name="T4">ASM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13" draw:style-name="gr15" draw:text-style-name="P11" draw:layer="layout" svg:width="3.651cm" svg:height="0.503cm" svg:x="1.501cm" svg:y="14.07cm">
          <text:list text:style-name="L1">
            <text:list-header>
              <text:p text:style-name="P10"><text:span text:style-name="T5">Us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Snip Single Corner Rectangle 14" draw:style-name="gr16" draw:text-style-name="P13" draw:layer="layout" svg:width="4.463cm" svg:height="1.367cm" svg:x="16.211cm" svg:y="6.12cm">
          <text:list text:style-name="L2">
            <text:list-header>
              <text:p text:style-name="P12"><text:span text:style-name="T3">Interface</text:span></text:p>
            </text:list-header>
          </text:list>
          <draw:enhanced-geometry svg:viewBox="0 0 1606549 492125" draw:mirror-horizontal="false" draw:mirror-vertical="false" draw:text-areas="0 0 1606549 492125" draw:glue-points="0 0 1524527 0 1606549 82022 1606549 492125 0 492125 0 0" draw:type="mso-spt100" draw:enhanced-path="M 0 0 L 1524527 0 1606549 82022 1606549 492125 0 492125 0 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-32163-7"/>
            <draw:equation draw:name="f5" draw:formula=""/>
          </draw:enhanced-geometry>
        </draw:custom-shape>
        <draw:custom-shape draw:name="Snip Single Corner Rectangle 20" draw:style-name="gr17" draw:text-style-name="P14" draw:layer="layout" svg:width="4.436cm" svg:height="2.179cm" svg:x="16.238cm" svg:y="8.395cm">
          <text:list text:style-name="L2">
            <text:list-header>
              <text:p text:style-name="P12"><text:span text:style-name="T6">Attestation Key</text:span></text:p>
            </text:list-header>
          </text:list>
          <draw:enhanced-geometry svg:viewBox="0 0 1597024 784225" draw:mirror-horizontal="false" draw:mirror-vertical="false" draw:text-areas="0 0 1597024 784225" draw:glue-points="0 0 1466317 0 1597024 130707 1597024 784225 0 784225 0 0" draw:type="mso-spt100" draw:enhanced-path="M 0 0 L 1466317 0 1597024 130707 1597024 784225 0 784225 0 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-2207-11"/>
            <draw:equation draw:name="f5" draw:formula=""/>
          </draw:enhanced-geometry>
        </draw:custom-shape>
        <draw:custom-shape draw:name="Can 21" draw:style-name="gr18" draw:text-style-name="P14" draw:layer="layout" svg:width="4.436cm" svg:height="2.786cm" svg:x="16.238cm" svg:y="11.478cm">
          <text:list text:style-name="L2">
            <text:list-header>
              <text:p text:style-name="P12"><text:span text:style-name="T6">Authentication Keys</text:span></text:p>
            </text:list-header>
          </text:list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name="Snip Single Corner Rectangle 24" draw:style-name="gr19" draw:text-style-name="P16" xml:id="id1" draw:id="id1" draw:layer="layout" svg:width="4.436cm" svg:height="2.372cm" svg:x="8.106cm" svg:y="11.371cm">
          <text:list text:style-name="L2">
            <text:list-header>
              <text:p text:style-name="P15"><text:span text:style-name="T6">Transaction Confirmation Display</text:span></text:p>
            </text:list-header>
          </text:list>
          <draw:enhanced-geometry svg:viewBox="0 0 1597024 784225" draw:mirror-horizontal="false" draw:mirror-vertical="false" draw:text-areas="0 0 1597024 784225" draw:glue-points="0 0 1466317 0 1597024 130707 1597024 784225 0 784225 0 0 1597024 130707" draw:type="mso-spt100" draw:enhanced-path="M 0 0 L 1466317 0 1597024 130707 1597024 784225 0 784225 0 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-2207-11"/>
            <draw:equation draw:name="f5" draw:formula=""/>
          </draw:enhanced-geometry>
        </draw:custom-shape>
        <draw:connector draw:name="Straight Arrow Connector 26" draw:style-name="gr20" draw:text-style-name="P5" draw:layer="layout" draw:type="line" svg:x1="8.106cm" svg:y1="12.557cm" svg:x2="3.842cm" svg:y2="12.56cm" draw:start-shape="id1" draw:start-glue-point="3" draw:end-shape="id2" draw:end-glue-point="1" svg:d="M8106 12557l-4264 3">
          <text:p/>
        </draw:connector>
        <draw:connector draw:name="Straight Arrow Connector 31" draw:style-name="gr20" draw:text-style-name="P5" draw:layer="layout" draw:type="line" svg:x1="18.689cm" svg:y1="6.119cm" svg:x2="18.689cm" svg:y2="3.033cm" draw:end-shape="id3" draw:end-glue-point="2" svg:d="M18689 6119v-3086">
          <text:p/>
        </draw:connector>
        <draw:custom-shape draw:name="Snip Single Corner Rectangle 20" draw:style-name="gr21" draw:text-style-name="P13" draw:layer="layout" svg:width="4.436cm" svg:height="2.179cm" svg:x="8.039cm" svg:y="8.328cm">
          <text:list text:style-name="L2">
            <text:list-header>
              <text:p text:style-name="P12"><text:span text:style-name="T3">User Verification</text:span></text:p>
            </text:list-header>
          </text:list>
          <draw:enhanced-geometry svg:viewBox="0 0 1597024 784225" draw:mirror-horizontal="false" draw:mirror-vertical="false" draw:text-areas="0 0 1597024 784225" draw:glue-points="0 0 1466317 0 1597024 130707 1597024 784225 0 784225 0 0" draw:type="mso-spt100" draw:enhanced-path="M 0 0 L 1466317 0 1597024 130707 1597024 784225 0 784225 0 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-2207-11"/>
            <draw:equation draw:name="f5" draw:formula="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OpenEnd_20_5" draw:display-name="msArrowOpenEnd 5" svg:viewBox="0 0 320 320" svg:d="M160 0l160 291-48 29-112-205-112 205-48-29z"/>
    <draw:stroke-dash draw:name="Dash_20_2" draw:display-name="Dash 2" draw:style="rect" draw:dots2="1" draw:dots2-length="0.105cm" draw:distance="0.079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86cm" fo:page-height="16.25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ad Hill</meta:initial-creator>
    <meta:creation-date>2014-01-02T14:08:17</meta:creation-date>
    <dc:date>2014-09-04T13:17:22</dc:date>
    <dc:creator>S M</dc:creator>
    <meta:editing-duration>P4DT20H57M48S</meta:editing-duration>
    <meta:editing-cycles>17</meta:editing-cycles>
    <meta:generator>OpenOffice/4.1.0$Unix OpenOffice.org_project/410m18$Build-9764</meta:generator>
    <meta:document-statistic meta:object-count="29"/>
  </office:meta>
</office:document-meta>
</file>